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hing_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2OM</text:p>
          </table:table-cell>
          <table:table-cell table:style-name="ce2" office:value-type="string" calcext:value-type="string">
            <text:p>Killing tests size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FOM1</text:p>
          </table:table-cell>
          <table:table-cell table:style-name="ce2" office:value-type="string" calcext:value-type="string">
            <text:p>FOM2</text:p>
          </table:table-cell>
        </table:table-row>
        <table:table-row table:style-name="ro1">
          <table:table-cell office:value-type="string" calcext:value-type="string">
            <text:p>[15,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,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,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,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,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,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,2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,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,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,2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,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3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36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5,37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9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5,10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5,101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5,10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5,10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5,106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5,107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35,11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5,111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6,37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67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71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71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4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8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8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8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8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9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4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8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8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8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8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,9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47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4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5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8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8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8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8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9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8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8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8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8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8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8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8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8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8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81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8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83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84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8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8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9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2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6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4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6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6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8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9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0,7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1,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,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,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,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,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,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,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,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,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,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,8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,8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,8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,8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97]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,10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,1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8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0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99,1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0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0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1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0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100,10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0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0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1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04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101,1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0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0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1,11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0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0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0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1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3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,10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,10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,10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4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5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5,11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5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0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,6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,6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6,6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6,68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6,92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9,1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9,1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9,12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9,1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9,12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19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0,12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0,12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0,1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0,12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0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2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4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5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6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7,34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8,13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8,13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8,13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8,13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28,3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0,3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2,3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3,3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4,3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5,3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42,618]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4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5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5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6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7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19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19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19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19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0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0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0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1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1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1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2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2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2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3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3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3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4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4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5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5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6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6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7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72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8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81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8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9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29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29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30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0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313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17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19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66,32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2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28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6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8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7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0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0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1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2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5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20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20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2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21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2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2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6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1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19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19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19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1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5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1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2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21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2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2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3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2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21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2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2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4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0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1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5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2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2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2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2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2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3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1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2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2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1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1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1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1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3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3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2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2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3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3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3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3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4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5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3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5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4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5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5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5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5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3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5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6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6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6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3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7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7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7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7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5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8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8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0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3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29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29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0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5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0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0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0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4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8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1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1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22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3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6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6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7,31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7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7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7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7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9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9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0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3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1,3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2,32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2,32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2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2,3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5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6,3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32,347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34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0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0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0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0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0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1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1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1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34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0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0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0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0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0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1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2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2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50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0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0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0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0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1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5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46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46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352,358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2,360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2,362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2,794]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353,358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3,360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3,362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3,794]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354,358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4,360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4,362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4,794]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357,358]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357,360]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[357,361]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7,362]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[361,794]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367,36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0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79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0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1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2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7,38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73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7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7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8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8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8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8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68,38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3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7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0,38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73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7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7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8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8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8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8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1,38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3,378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3,379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3,380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3,381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3,382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3,383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3,384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4,378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7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1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4,38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5,376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8,379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8,38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8,381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8,382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8,38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8,38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9,380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9,38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9,38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9,38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9,384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87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86,389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86,390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91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386,393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9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6,399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7,3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7,3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7,3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7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7,39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9,3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9,3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9,3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9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9,39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3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0,39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1,39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3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3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3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2,39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3,398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5,39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6,398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5,4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54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58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61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62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63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38,465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54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58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61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62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63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0,465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54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58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61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62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63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1,465]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2,46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5,471]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6,471]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7,458]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8,449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2,455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452,457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452,459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453,455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453,457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453,459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458,461]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8,462]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8,463]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8,465]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6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4,47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8,472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9,4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0,4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1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2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4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5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6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7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8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5,499]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88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7,48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8,48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2]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491,494]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491,495]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491,496]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[491,498]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1,499]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8]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2,499]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8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4,499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8]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5,499]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498]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6,499]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498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7,499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8,499]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7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1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2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2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2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50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7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2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4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52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5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3,8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3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5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4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4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5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6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6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5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1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7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7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51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1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09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9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511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1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0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0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1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1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1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51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2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2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51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3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3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52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4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4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51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52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28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5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5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51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519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52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521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6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6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7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7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19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19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523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525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526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52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530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0,809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0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1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1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523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2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2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2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2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2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3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3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3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3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5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5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528]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6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6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6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6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8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8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8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530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9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29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9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2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4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5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8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0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0,810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531,535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1,53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1,537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1,55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2,53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3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5,55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6,55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7,556]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1,542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47,54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4,565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64,567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564,569]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614,616]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18]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0]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4,622]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18]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16,622]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0,622]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6,62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3,63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3,6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33,637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2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4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5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50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0,651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1,64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1,64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1,6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1,65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2,64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2,64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2,6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2,65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3,64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3,64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3,6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3,65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4,64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4,64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4,6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4,65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5,64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5,648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45,649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5,650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654,6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4,68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4,685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4,92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7,6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7,685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57,92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675,734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6,73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7,734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8,717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8,718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3,732]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[683,733]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[683,735]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3,736]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4,9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5,9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9,722]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0,722]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22,732]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2,735]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2,736]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35]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3,736]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7,7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7,75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7,7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8,75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8,7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5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49,75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9,760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9,788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60,788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7,778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7,7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8,77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0,782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780,784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780,785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0,786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781,782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781,784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781,785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81,786]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802,803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02,804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2,805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2,806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02,807]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802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3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4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5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6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7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08,809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9,823]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9,840]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9,841]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9,916]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[819,918]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19,920]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20,83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2,836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3,840]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3,841]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23,920]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[831,885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86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87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1,889]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2,908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3,908]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4,843]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4,857]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34,858]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0,920]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[841,920]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[845,850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48,849]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7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7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7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7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7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0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2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3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8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90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91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93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9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59,89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7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7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7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7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7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0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2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3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89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90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91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93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9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0,89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7,8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69,8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1,87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8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5,88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5,88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5,88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5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5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6,88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6,88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6,88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6,88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6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6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6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6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6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7,88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7,88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7,88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7,88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7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7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7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7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7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8,88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8,88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8,88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8,88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8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8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8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8,8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8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9,880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9,882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9,883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9,888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879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9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9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9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79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8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8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0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8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8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2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85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8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87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88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3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88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5,90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886,88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6,90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887,889]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7,90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888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8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8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8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8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89,908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890,891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0,893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0,895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0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0,897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1,8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3,89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95,896]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922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1,92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2,923]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aching_csv.A1:reaching_csv.E443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5:11:18.525468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3T15:11:26.838082171</dc:date>
    <meta:editing-duration>PT24M51S</meta:editing-duration>
    <meta:editing-cycles>4</meta:editing-cycles>
    <meta:document-statistic meta:table-count="1" meta:cell-count="22155" meta:object-count="0"/>
  </office:meta>
</office:document-meta>
</file>